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1000003DC39D585E11EC267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6228in" draw:z-index="0"><draw:image xlink:href="Pictures/1000000100000721000003DC39D585E11EC267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5:35:14.676676326</meta:creation-date>
    <dc:date>2023-04-30T15:35:49.156331238</dc:date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